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style:font-size-asian="15pt" style:font-size-complex="15pt"/>
    </style:style>
    <style:style style:name="P3" style:family="paragraph" style:parent-style-name="Heading_20_2">
      <style:text-properties style:font-name="Liberation Serif" fo:font-size="15pt" style:font-size-asian="15pt" style:font-size-complex="15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text-properties style:font-name="Liberation Serif" fo:font-size="15pt" style:font-size-asian="15pt" style:font-size-complex="15pt"/>
    </style:style>
    <style:style style:name="P11" style:family="paragraph" style:parent-style-name="Text_20_body" style:list-style-name="L5">
      <style:text-properties style:font-name="Liberation Serif" fo:font-size="15pt" style:font-size-asian="15pt" style:font-size-complex="15pt"/>
    </style:style>
    <style:style style:name="P12" style:family="paragraph" style:parent-style-name="Text_20_body" style:list-style-name="L7">
      <style:text-properties style:font-name="Liberation Serif" fo:font-size="15pt" style:font-size-asian="15pt" style:font-size-complex="15pt"/>
    </style:style>
    <style:style style:name="T1" style:family="text">
      <style:text-properties style:font-name="Liberation Serif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5pt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2">Docker is a platform for building, running, and shipping applications in lightweight, portable containers. It addresses the common issue of "it works on my machine" by providing a consistent environment across different systems.</text:p>
      <text:h text:style-name="P3" text:outline-level="2">Reasons for Docker Issues</text:h>
      <text:p text:style-name="P10">When using Docker, you might encounter issues such as:</text:p>
      <text:list xml:id="list1250152003" text:style-name="L1">
        <text:list-item>
          <text:p text:style-name="P4"><text:span text:style-name="Strong_20_Emphasis"><text:span text:style-name="T1">Missing Files</text:span></text:span><text:span text:style-name="T1">: One or more required files may be absent.</text:span></text:p>
        </text:list-item>
        <text:list-item>
          <text:p text:style-name="P4"><text:span text:style-name="Strong_20_Emphasis"><text:span text:style-name="T1">Software Version Mismatch</text:span></text:span><text:span text:style-name="T1">: Different versions of software dependencies can lead to conflicts.</text:span></text:p>
        </text:list-item>
        <text:list-item>
          <text:p text:style-name="P4"><text:span text:style-name="Strong_20_Emphasis"><text:span text:style-name="T1">Configuration Settings</text:span></text:span><text:span text:style-name="T1">: Variations in configuration settings can affect application performance.</text:span></text:p>
        </text:list-item>
      </text:list>
      <text:p text:style-name="P10">To manage these issues, you can use commands like:</text:p>
      <text:list xml:id="list371299954" text:style-name="L2">
        <text:list-item>
          <text:p text:style-name="P5"><text:span text:style-name="Source_20_Text"><text:span text:style-name="T1">docker-compose up</text:span></text:span><text:span text:style-name="T1">: Starts services defined in a </text:span><text:span text:style-name="Source_20_Text"><text:span text:style-name="T1">docker-compose.yml </text:span></text:span><text:span text:style-name="T1">file.</text:span></text:p>
        </text:list-item>
        <text:list-item>
          <text:p text:style-name="P5"><text:span text:style-name="Source_20_Text"><text:span text:style-name="T1">docker-compose down --rmi all</text:span></text:span><text:span text:style-name="T1">: Stops services and removes containers along with their images.</text:span></text:p>
        </text:list-item>
      </text:list>
      <text:h text:style-name="P3" text:outline-level="2">Docker Build Process</text:h>
      <text:p text:style-name="Text_20_body"><text:span text:style-name="T1">The </text:span><text:span text:style-name="Source_20_Text"><text:span text:style-name="T1">docker build </text:span></text:span><text:span text:style-name="T1">command is used to create Docker images consistently, enabling the building, running, and shipping of applications.</text:span></text:p>
      <text:h text:style-name="P3" text:outline-level="2">Containers vs. Virtual Machines</text:h>
      <text:list xml:id="list2775035810" text:style-name="L3">
        <text:list-item>
          <text:p text:style-name="P6"><text:span text:style-name="Strong_20_Emphasis"><text:span text:style-name="T1">Containers</text:span></text:span><text:span text:style-name="T1">: Provide an isolated environment for running applications without the overhead of a full operating system. They are lightweight, start quickly, and utilize the host's resources efficiently.</text:span></text:p>
        </text:list-item>
        <text:list-item>
          <text:p text:style-name="P6"><text:span text:style-name="Strong_20_Emphasis"><text:span text:style-name="T1">Virtual Machines (VMs)</text:span></text:span><text:span text:style-name="T1">: Abstract physical hardware and require a complete OS for each instance. This makes them resource-intensive, slow to start, and less efficient compared to containers.</text:span></text:p>
        </text:list-item>
      </text:list>
      <text:h text:style-name="P3" text:outline-level="2">Docker Architecture</text:h>
      <text:p text:style-name="P10">Docker operates on a client-server architecture:</text:p>
      <text:list xml:id="list2294953590" text:style-name="L4">
        <text:list-item>
          <text:p text:style-name="P7"><text:span text:style-name="Strong_20_Emphasis"><text:span text:style-name="T1">Client</text:span></text:span><text:span text:style-name="T1">: The interface through which users interact with Docker.</text:span></text:p>
        </text:list-item>
        <text:list-item>
          <text:p text:style-name="P7"><text:span text:style-name="Strong_20_Emphasis"><text:span text:style-name="T1">Server (Daemon)</text:span></text:span><text:span text:style-name="T1">: Manages Docker containers and images.</text:span></text:p>
        </text:list-item>
      </text:list>
      <text:h text:style-name="P3" text:outline-level="2"><text:soft-page-break/>Development Workflow</text:h>
      <text:p text:style-name="P10">In Docker’s development workflow:</text:p>
      <text:list xml:id="list2629539753" text:style-name="L5">
        <text:list-item>
          <text:p text:style-name="P8"><text:span text:style-name="Strong_20_Emphasis"><text:span text:style-name="T1">Image</text:span></text:span><text:span text:style-name="T1">: A lightweight version of an operating system that includes application files, third-party libraries, and environment variables.</text:span></text:p>
        </text:list-item>
        <text:list-item>
          <text:p text:style-name="P11">Common Linux distributions used with Docker include Ubuntu, Debian, Alpine, Fedora, and CentOS.</text:p>
        </text:list-item>
      </text:list>
      <text:h text:style-name="P3" text:outline-level="2">Basic Commands</text:h>
      <text:p text:style-name="P10">Here are some basic commands for managing Docker containers:</text:p>
      <text:list xml:id="list2399943461" text:style-name="L6">
        <text:list-item>
          <text:p text:style-name="P9"><text:span text:style-name="Source_20_Text"><text:span text:style-name="T1">docker run ubuntu</text:span></text:span><text:span text:style-name="T1">: Runs an Ubuntu container.</text:span></text:p>
        </text:list-item>
        <text:list-item>
          <text:p text:style-name="P9"><text:span text:style-name="Source_20_Text"><text:span text:style-name="T1">docker ps</text:span></text:span><text:span text:style-name="T1">: Lists running containers.</text:span></text:p>
        </text:list-item>
        <text:list-item>
          <text:p text:style-name="P9"><text:span text:style-name="Source_20_Text"><text:span text:style-name="T1">docker ps -a</text:span></text:span><text:span text:style-name="T1">: Lists all containers, including stopped ones.</text:span></text:p>
        </text:list-item>
        <text:list-item>
          <text:p text:style-name="P9"><text:span text:style-name="Source_20_Text"><text:span text:style-name="T1">docker run -it ubuntu</text:span></text:span><text:span text:style-name="T1">: Runs an interactive terminal session in an Ubuntu container.</text:span></text:p>
        </text:list-item>
      </text:list>
      <text:h text:style-name="P3" text:outline-level="2">Package Management Tools</text:h>
      <text:p text:style-name="P10">Docker can work alongside various package management tools such as:</text:p>
      <text:list xml:id="list4065172010" text:style-name="L7">
        <text:list-item>
          <text:p text:style-name="P12">npm (Node Package Manager)</text:p>
        </text:list-item>
        <text:list-item>
          <text:p text:style-name="P12">Yarn</text:p>
        </text:list-item>
        <text:list-item>
          <text:p text:style-name="P12">pip (Python Package Installer)</text:p>
        </text:list-item>
        <text:list-item>
          <text:p text:style-name="P12">NuGet (for .NET applications)</text:p>
        </text:list-item>
      </text:list>
      <text:p text:style-name="P10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5:37:21.166624460</meta:creation-date>
    <dc:date>2024-12-06T16:01:09.401860015</dc:date>
    <meta:editing-duration>PT17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341" meta:character-count="2306" meta:non-whitespace-character-count="2020"/>
  </office:meta>
</office:document-meta>
</file>